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2.1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0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7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3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1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2300dc" style:font-name="Times New Roman" fo:font-size="12pt" style:font-size-asian="12pt" style:font-size-complex="12pt"/>
    </style:style>
    <style:style style:name="ce32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3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4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fo:language="pt" fo:country="B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5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4" table:default-cell-style-name="ce34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Disciplinas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4"/>
        </table:table-row>
        <table:table-row table:style-name="ro1">
          <table:covered-table-cell table:style-name="ce1"/>
          <table:covered-table-cell table:style-name="ce1"/>
          <table:table-cell table:style-name="ce1" office:value-type="string">
            <text:p>It.</text:p>
          </table:table-cell>
          <table:covered-table-cell table:style-name="ce14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4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Modelagem de negócio e requisitos</text:p>
          </table:table-cell>
          <table:table-cell table:style-name="ce12" office:value-type="string" table:number-columns-spanned="1" table:number-rows-spanned="25">
            <text:p>A</text:p>
          </table:table-cell>
          <table:table-cell table:style-name="ce15" office:value-type="string">
            <text:p>Reuniões para esclarecimento e definição do tema.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6" office:value-type="string">
            <text:p>Levantamento dos possíveis campos de atuação e criação do ambiente para versionamento do projeto.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Pesquisa sobre o problema escolhido e as soluções já existentes.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3-23" table:number-columns-spanned="1" table:number-rows-spanned="2">
            <text:p>23/03/09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8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Criação do termo de aceite.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8"/>
          <table:covered-table-cell table:style-name="ce3"/>
          <table:table-cell table:number-columns-repeated="1014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8" office:value-type="string">
            <text:p><text:span text:style-name="T1">Discussão</text:span> e pesquisa sobre as necessidades e características do problema. Versão preliminar do documento de visão.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6" office:value-type="date" office:date-value="2009-04-13" table:number-columns-spanned="1" table:number-rows-spanned="2">
            <text:p>13/04/09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9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3"/>
          <table:table-cell table:style-name="ce20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documento de visão.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1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5-04" table:number-columns-spanned="1" table:number-rows-spanned="3">
            <text:p>04/05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projeto.</text:p>
          </table:table-cell>
          <table:covered-table-cell table:number-columns-repeated="3"/>
          <table:table-cell table:style-name="ce26" office:value-type="date" office:date-value="2009-05-04">
            <text:p>04/05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cronograma do projeto.</text:p>
          </table:table-cell>
          <table:covered-table-cell table:number-columns-repeated="3"/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9" office:value-type="string">
            <text:p>Criação da versão preliminar do controle de atividades.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6" office:value-type="date" office:date-value="2009-05-25" table:number-columns-spanned="1" table:number-rows-spanned="7">
            <text:p>25/05/09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9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acompanhamento.</text:p>
          </table:table-cell>
          <table:covered-table-cell table:style-name="ce26"/>
          <table:covered-table-cell table:number-columns-repeated="3"/>
          <table:table-cell office:value-type="string">
            <text:p>Ricard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cronograma.</text:p>
          </table:table-cell>
          <table:covered-table-cell table:number-columns-repeated="3"/>
          <table:table-cell table:style-name="ce29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.</text:p>
          </table:table-cell>
          <table:covered-table-cell table:number-columns-repeated="3"/>
          <table:table-cell table:style-name="ce29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Estudo sobre as arquiteturas a serem utilizadas no projeto.</text:p>
          </table:table-cell>
          <table:covered-table-cell table:number-columns-repeated="3"/>
          <table:table-cell table:style-name="ce32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table:number-columns-spanned="1" table:number-rows-spanned="8">
            <text:p>Requisitos/ Análise e design</text:p>
          </table:table-cell>
          <table:covered-table-cell table:style-name="ce13"/>
          <table:table-cell table:style-name="ce19" office:value-type="string">
            <text:p>Criação da versão preliminar do diagrama de casos de uso.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6" office:value-type="date" office:date-value="2009-06-01" table:number-columns-spanned="1" table:number-rows-spanned="2">
            <text:p>01/06/09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9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Descrição dos casos de uso levantados.</text:p>
          </table:table-cell>
          <table:covered-table-cell table:number-columns-repeated="3"/>
          <table:table-cell table:style-name="ce26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9" office:value-type="string">
            <text:p>Criação preliminar do documento de arquitetura.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9" table:number-columns-spanned="1" table:number-rows-spanned="3">
            <text:p>19/06/09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9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2" office:value-type="string">
            <text:p>Compilação dos documentos gerados para efeito de avaliação da disciplina de pré-projeto.</text:p>
          </table:table-cell>
          <table:covered-table-cell/>
          <table:covered-table-cell table:style-name="ce26"/>
          <table:covered-table-cell/>
          <table:table-cell table:style-name="ce29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8" office:value-type="date" office:date-value="2009-06-26">
            <text:p>26/06/09</text:p>
          </table:table-cell>
          <table:covered-table-cell table:style-name="ce3"/>
          <table:table-cell table:number-columns-repeated="1014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covered-table-cell table:style-name="ce6"/>
          <table:table-cell table:style-name="ce12" office:value-type="string" table:number-columns-spanned="1" table:number-rows-spanned="7">
            <text:p>B</text:p>
          </table:table-cell>
          <table:table-cell table:style-name="ce20" office:value-type="string">
            <text:p>Refinamento e realização do caso de uso: Manter ponto turístico.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26" office:value-type="date" office:date-value="2009-07-13">
            <text:p>13/07/09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32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Prova de conceito da arquitetura escolhida: implementação do caso de uso: Manter ponto turístico.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26" office:value-type="date" office:date-value="2009-07-25" table:number-columns-spanned="1" table:number-rows-spanned="4">
            <text:p>25/07/09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32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Confecção dos diagramas de arquitetura (pacotes, implementação e implantação)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9">
            <text:p>29/06/09</text:p>
          </table:covered-table-cell>
          <table:table-cell table:style-name="ce28" office:value-type="date" office:date-value="2009-07-31">
            <text:p>31/07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 table:style-name="ce12"/>
          <table:table-cell table:style-name="ce23" office:value-type="string">
            <text:p>Implementação e testes do caso de uso Atribuir ou visualizar dica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table-cell table:style-name="ce33" office:value-type="date" office:date-value="2009-07-25" table:number-columns-spanned="1" table:number-rows-spanned="2">
            <text:p>25/07/09</text:p>
          </table:table-cell>
          <table:table-cell table:style-name="ce3"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Implementação e testes do caso de uso manter atribuir tags a ponto turístico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6-30" table:number-columns-spanned="1" table:number-rows-spanned="2">
            <text:p>30/06/09</text:p>
          </table:table-cell>
          <table:table-cell table:style-name="ce26" office:value-type="date" office:date-value="2009-07-25" table:number-columns-spanned="1" table:number-rows-spanned="2">
            <text:p>25/07/09</text:p>
          </table:table-cell>
          <table:table-cell table:style-name="ce26" office:value-type="date" office:date-value="2009-07-27">
            <text:p>27/07/09</text:p>
          </table:table-cell>
          <table:table-cell table:style-name="ce2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7" office:value-type="date" office:date-value="2009-06-30">
            <text:p>30/06/09</text:p>
          </table:covered-table-cell>
          <table:covered-table-cell table:style-name="ce26" office:value-type="date" office:date-value="2009-07-25">
            <text:p>25/07/09</text:p>
          </table:covered-table-cell>
          <table:table-cell table:style-name="ce26" office:value-type="date" office:date-value="2009-07-01">
            <text:p>01/07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C</text:p>
          </table:table-cell>
          <table:table-cell table:style-name="ce24" office:value-type="string">
            <text:p>Confecção dos diagramas de classe para os casos de uso: manter usuário e manter estabelecimento</text:p>
          </table:table-cell>
          <table:table-cell table:style-name="ce26" office:value-type="date" office:date-value="2009-07-28" table:number-columns-spanned="1" table:number-rows-spanned="3">
            <text:p>28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8" office:value-type="date" office:date-value="2009-08-09">
            <text:p>09/08/09</text:p>
          </table:table-cell>
          <table:table-cell table:style-name="ce28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office:value-type="string">
            <text:p>Implementação e testes do caso de uso manter estabeleciment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table-cell table:style-name="ce27" office:value-type="date" office:date-value="2009-07-28" table:number-columns-spanned="1" table:number-rows-spanned="2">
            <text:p>28/07/09</text:p>
          </table:table-cell>
          <table:table-cell table:style-name="ce26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usuári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7" office:value-type="date" office:date-value="2009-07-28">
            <text:p>28/07/09</text:p>
          </table:covered-table-cell>
          <table:table-cell table:style-name="ce28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9" office:value-type="date" office:date-value="2009-07-30" table:number-columns-spanned="1" table:number-rows-spanned="3">
            <text:p>30/07/09</text:p>
          </table:table-cell>
          <table:table-cell table:style-name="ce25"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table:style-name="ce24" office:value-type="string">
            <text:p>Pedro, Ricardo e Túlio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1">
            <text:p>Agosto</text:p>
          </table:table-cell>
          <table:table-cell table:style-name="ce9" office:value-type="string">
            <text:p>Requisitos</text:p>
          </table:table-cell>
          <table:table-cell office:value-type="string" table:number-columns-spanned="1" table:number-rows-spanned="4">
            <text:p>D</text:p>
          </table:table-cell>
          <table:table-cell table:style-name="ce24" office:value-type="string">
            <text:p>Confecção dos diagramas de classe para os casos de uso: logar no sistema</text:p>
          </table:table-cell>
          <table:table-cell table:style-name="ce26" office:value-type="date" office:date-value="2009-08-04" table:number-columns-spanned="1" table:number-rows-spanned="2">
            <text:p>04/08/09</text:p>
          </table:table-cell>
          <table:table-cell table:style-name="ce26" office:value-type="date" office:date-value="2009-08-11" table:number-columns-spanned="1" table:number-rows-spanned="4">
            <text:p>11/08/09</text:p>
          </table:table-cell>
          <table:table-cell table:style-name="ce26" office:value-type="date" office:date-value="2009-08-09">
            <text:p>09/08/09</text:p>
          </table:table-cell>
          <table:table-cell table:style-name="ce29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3">
            <text:p>Implementação / Teste</text:p>
          </table:table-cell>
          <table:covered-table-cell/>
          <table:table-cell office:value-type="string">
            <text:p>Implementação e testes do caso de uso Logar no sistema</text:p>
          </table: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4">
            <text:p>04/08/09</text:p>
          </table:table-cell>
          <table:table-cell table:style-name="ce29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06" table:number-columns-spanned="1" table:number-rows-spanned="2">
            <text:p>06/08/09</text:p>
          </table: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06">
            <text:p>06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5">
            <text:p>05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E</text:p>
          </table:table-cell>
          <table:table-cell table:style-name="ce24" office:value-type="string">
            <text:p>Refinamento e realização dos casos de uso: Manter roteiro e Manter Destino e Manter Programa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table:style-name="ce26" office:value-type="date" office:date-value="2009-08-18" table:number-columns-spanned="1" table:number-rows-spanned="6">
            <text:p>18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Manter roteir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9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destin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8" office:value-type="date" office:date-value="2009-08-25" table:number-columns-spanned="1" table:number-rows-spanned="2">
            <text:p>25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programa</text:p>
          </table:table-cell>
          <table:table-cell table:style-name="ce26" office:value-type="date" office:date-value="2009-08-13" table:number-columns-spanned="1" table:number-rows-spanned="3">
            <text:p>13/08/09</text:p>
          </table: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covered-table-cell table:style-name="ce28" office:value-type="date" office:date-value="2009-08-25">
            <text:p>25/08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table-cell table:style-name="ce29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6">
            <text:p>F</text:p>
          </table:table-cell>
          <table:table-cell table:style-name="ce24" office:value-type="string">
            <text:p>Confecção dos diagramas de classe para os casos de uso: avaliar tema e atribuir ou visualizar dica</text:p>
          </table:table-cell>
          <table:table-cell table:style-name="ce26" office:value-type="date" office:date-value="2009-08-18" table:number-columns-spanned="1" table:number-rows-spanned="2">
            <text:p>18/08/09</text:p>
          </table:table-cell>
          <table:table-cell table:style-name="ce26" office:value-type="date" office:date-value="2009-08-25" table:number-columns-spanned="1" table:number-rows-spanned="5">
            <text:p>25/08/09</text:p>
          </table:table-cell>
          <table:table-cell table:style-name="ce28" office:value-type="date" office:date-value="2009-08-29" table:number-columns-spanned="1" table:number-rows-spanned="2">
            <text:p>29/08/09</text:p>
          </table:table-cell>
          <table:table-cell table:style-name="ce28" office:value-type="date" office:date-value="2009-09-19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Avaliar Tema</text:p>
          </table: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9">
            <text:p>29/08/09</text:p>
          </table:covered-table-cell>
          <table:table-cell table:style-name="ce28" office:value-type="date" office:date-value="2009-09-14">
            <text:p>14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caso de uso Atribuir ou visualizar dica</text:p>
          </table:table-cell>
          <table:table-cell table:style-name="ce26" office:value-type="date" office:date-value="2009-08-20" table:number-columns-spanned="1" table:number-rows-spanned="3">
            <text:p>20/08/09</text:p>
          </table: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7">
            <text:p>27/08/09</text:p>
          </table:table-cell>
          <table:table-cell table:style-name="ce28" office:value-type="date" office:date-value="2009-09-09">
            <text:p>09/09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4" table:number-columns-spanned="1" table:number-rows-spanned="2">
            <text:p>24/08/09</text:p>
          </table:table-cell>
          <table:table-cell table:style-name="ce26" office:value-type="date" office:date-value="2009-08-25" table:number-columns-spanned="1" table:number-rows-spanned="2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4">
            <text:p>24/08/09</text:p>
          </table:covered-table-cell>
          <table:covered-table-cell table:style-name="ce26" office:value-type="date" office:date-value="2009-08-25">
            <text:p>25/08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8-25" table:number-columns-spanned="1" table:number-rows-spanned="3">
            <text:p>25/08/09</text:p>
          </table:table-cell>
          <table:table-cell table:style-name="ce26" office:value-type="date" office:date-value="2009-09-01" table:number-columns-spanned="1" table:number-rows-spanned="6">
            <text:p>01/09/09</text:p>
          </table:table-cell>
          <table:table-cell table:style-name="ce28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5">
            <text:p>G</text:p>
          </table:table-cell>
          <table:table-cell table:style-name="ce24" office:value-type="string">
            <text:p>Confecção dos diagramas de classe para os casos de uso: pesquisar no sistema e manter evento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6" office:value-type="date" office:date-value="2009-07-29" table:number-columns-spanned="1" table:number-rows-spanned="2">
            <text:p>29/07/09</text:p>
          </table:table-cell>
          <table:table-cell table:style-name="ce28" office:value-type="date" office:date-value="2009-09-19" table:number-columns-spanned="1" table:number-rows-spanned="2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/>
          <table:table-cell table:style-name="ce24" office:value-type="string">
            <text:p>Implementação e testes do caso de uso Pesquisar no sistema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covered-table-cell table:style-name="ce26" office:value-type="date" office:date-value="2009-07-29">
            <text:p>29/07/09</text:p>
          </table:covered-table-cell>
          <table:covered-table-cell table:style-name="ce28"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Evento</text:p>
          </table:table-cell>
          <table:table-cell table:style-name="ce26" office:value-type="date" office:date-value="2009-08-27" table:number-columns-spanned="1" table:number-rows-spanned="3">
            <text:p>27/08/09</text:p>
          </table: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9-01">
            <text:p>01/09/09</text:p>
          </table:table-cell>
          <table:table-cell table:style-name="ce28" office:value-type="date" office:date-value="2009-09-22">
            <text:p>22/09/09</text:p>
          </table:table-cell>
          <table:table-cell office:value-type="string">
            <text:p>Ricard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9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8-31">
            <text:p>31/08/09</text:p>
          </table:table-cell>
          <table:table-cell table:style-name="ce29" office:value-type="date" office:date-value="2009-08-31">
            <text:p>3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11" office:value-type="string" table:number-columns-spanned="1" table:number-rows-spanned="19">
            <text:p>Transição/ Revisão</text:p>
          </table:table-cell>
          <table:table-cell office:value-type="string" table:number-columns-spanned="1" table:number-rows-spanned="6">
            <text:p>H</text:p>
          </table:table-cell>
          <table:table-cell table:style-name="ce24" office:value-type="string">
            <text:p>Exportação do modelo de dados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9-08">
            <text:p>08/09/09</text:p>
          </table:table-cell>
          <table:table-cell table:style-name="ce28" office:value-type="date" office:date-value="2009-09-17">
            <text:p>17/09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visar documentação do projeto</text:p>
          </table:table-cell>
          <table:table-cell table:style-name="ce26" office:value-type="date" office:date-value="2009-09-01">
            <text:p>01/09/09</text:p>
          </table:table-cell>
          <table:table-cell table:style-name="ce27" office:value-type="date" office:date-value="2009-09-08">
            <text:p>08/09/09</text:p>
          </table:table-cell>
          <table:table-cell table:style-name="ce29" office:value-type="date" office:date-value="2009-08-26">
            <text:p>26/08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6" office:value-type="date" office:date-value="2009-09-08">
            <text:p>08/09/09</text:p>
          </table:table-cell>
          <table:table-cell table:style-name="ce26" office:value-type="date" office:date-value="2009-09-10">
            <text:p>10/09/09</text:p>
          </table:table-cell>
          <table:table-cell table:style-name="ce28" office:value-type="date" office:date-value="2009-09-22">
            <text:p>22/09/09</text:p>
          </table:table-cell>
          <table:table-cell table:style-name="ce28" office:value-type="date" office:date-value="2009-09-28">
            <text:p>28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7" office:value-type="date" office:date-value="2009-09-10">
            <text:p>10/09/09</text:p>
          </table:table-cell>
          <table:table-cell table:style-name="ce26" office:value-type="date" office:date-value="2009-09-15">
            <text:p>15/09/09</text:p>
          </table:table-cell>
          <table:table-cell table:style-name="ce28" office:value-type="date" office:date-value="2009-10-31">
            <text:p>31/10/09</text:p>
          </table:table-cell>
          <table:table-cell table:style-name="ce28" office:value-type="date" office:date-value="2009-11-14">
            <text:p>14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Submeter o sistema a testes funcionais e de aceitação</text:p>
          </table:table-cell>
          <table:table-cell table:style-name="ce26" office:value-type="date" office:date-value="2009-09-15">
            <text:p>15/09/09</text:p>
          </table:table-cell>
          <table:table-cell table:style-name="ce26" office:value-type="date" office:date-value="2009-09-22">
            <text:p>22/09/09</text:p>
          </table:table-cell>
          <table:table-cell table:style-name="ce29" office:value-type="date" office:date-value="2009-09-10">
            <text:p>10/09/09</text:p>
          </table:table-cell>
          <table:table-cell table:style-name="ce28" office:value-type="date" office:date-value="2009-09-24">
            <text:p>24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09-22">
            <text:p>22/09/09</text:p>
          </table:table-cell>
          <table:table-cell table:style-name="ce26" office:value-type="date" office:date-value="2009-09-29">
            <text:p>29/09/09</text:p>
          </table:table-cell>
          <table:table-cell table:style-name="ce30" office:value-type="date" office:date-value="2009-09-22">
            <text:p>22/09/09</text:p>
          </table:table-cell>
          <table:table-cell table:style-name="ce30" office:value-type="date" office:date-value="2009-09-29">
            <text:p>29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Confecção dos slides para apresentação</text:p>
          </table:table-cell>
          <table:table-cell table:style-name="ce26" office:value-type="date" office:date-value="2009-09-29">
            <text:p>29/09/09</text:p>
          </table:table-cell>
          <table:table-cell table:style-name="ce26" office:value-type="date" office:date-value="2009-10-06">
            <text:p>06/10/09</text:p>
          </table:table-cell>
          <table:table-cell table:style-name="ce28" office:value-type="date" office:date-value="2009-10-06">
            <text:p>06/10/09</text:p>
          </table:table-cell>
          <table:table-cell table:style-name="ce30" office:value-type="date" office:date-value="2009-10-06">
            <text:p>06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2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6" office:value-type="date" office:date-value="2009-10-13">
            <text:p>13/10/09</text:p>
          </table:table-cell>
          <table:table-cell table:style-name="ce26" office:value-type="date" office:date-value="2009-10-20">
            <text:p>20/10/09</text:p>
          </table:table-cell>
          <table:table-cell table:style-name="ce31" office:value-type="date" office:date-value="2009-10-08">
            <text:p>08/10/09</text:p>
          </table:table-cell>
          <table:table-cell table:style-name="ce31" office:value-type="date" office:date-value="2009-10-08">
            <text:p>08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J</text:p>
          </table:table-cell>
          <table:table-cell office:value-type="string">
            <text:p>Última verificação do protótipo funcional do sistema</text:p>
          </table:table-cell>
          <table:table-cell table:style-name="ce26" office:value-type="date" office:date-value="2009-10-20">
            <text:p>20/10/09</text:p>
          </table:table-cell>
          <table:table-cell table:style-name="ce26" office:value-type="date" office:date-value="2009-10-27">
            <text:p>27/10/09</text:p>
          </table:table-cell>
          <table:table-cell table:style-name="ce30" office:value-type="date" office:date-value="2009-10-20">
            <text:p>20/10/09</text:p>
          </table:table-cell>
          <table:table-cell table:style-name="ce30" office:value-type="date" office:date-value="2009-10-27">
            <text:p>27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Ensaio da apresentaçã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1-27">
            <text:p>27/11/09</text:p>
          </table:table-cell>
          <table:table-cell table:style-name="ce30" office:value-type="date" office:date-value="2009-11-27">
            <text:p>27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amento da documentação do projet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s slides para apresentação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K</text:p>
          </table:table-cell>
          <table:table-cell office:value-type="string">
            <text:p>Confecção do CD-ROM para banca e orientador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12">
            <text:p>12/11/09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09">
            <text:p>09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6" office:value-type="date" office:date-value="2009-11-16">
            <text:p>16/11/09</text:p>
          </table:table-cell>
          <table:table-cell table:style-name="ce26" office:value-type="date" office:date-value="2009-11-20">
            <text:p>20/11/09</text:p>
          </table:table-cell>
          <table:table-cell table:style-name="ce29" office:value-type="date" office:date-value="2009-11-10">
            <text:p>10/11/09</text:p>
          </table:table-cell>
          <table:table-cell table:style-name="ce29" office:value-type="date" office:date-value="2009-11-10">
            <text:p>10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style-name="ce26" office:value-type="date" office:date-value="2009-11-18">
            <text:p>18/11/09</text:p>
          </table:table-cell>
          <table:table-cell table:style-name="ce26" office:value-type="date" office:date-value="2009-11-18">
            <text:p>18/11/09</text:p>
          </table:table-cell>
          <table:table-cell table:style-name="ce26" office:value-type="date" office:date-value="2009-11-18">
            <text:p>18/11/09</text:p>
          </table:table-cell>
          <table:table-cell table:style-name="ce26" office:value-type="date" office:date-value="2009-11-18">
            <text:p>18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 table:number-rows-repeated="654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23/11/2009</text:date>, <text:time>11:2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11-23T11:21:38</dc:date>
    <meta:editing-duration>PT16H22M16S</meta:editing-duration>
    <meta:editing-cycles>180</meta:editing-cycles>
    <meta:generator>OpenOffice.org/3.1$Unix OpenOffice.org_project/310m19$Build-9420</meta:generator>
    <dc:description>Projeto final roteiros
http://github.com/tulios/projetofinal-roteiros</dc:description>
    <dc:title>Cronograma</dc:title>
    <dc:creator>Pedro Dias</dc:creator>
    <meta:document-statistic meta:table-count="3" meta:cell-count="449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